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exte_20_date">
      <style:text-properties officeooo:paragraph-rsid="0061be84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3"><text:span text:style-name="T5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3"><text:span text:style-name="T5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3"><text:span text:style-name="T5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3"><text:span text:style-name="T6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3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3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3"><text:span text:style-name="T5">do cell meta-if </text:span><text:span text:style-name="T6">view.do_mailing()</text:span></text:p><text:p text:style-name="P3"><text:span text:style-name="T5">with rec_infos=view.get_ctct_det(mailed_data); contact=view.get_separate_titles(mailed_data, separator=' - ')</text:span></text:p></office:annotation>Destinataire :</text:p>
            <text:p text:style-name="Imio_20_tableau_20_dest"><office:annotation><dc:creator>sge</dc:creator><dc:date>2018-02-21T10:26:18</dc:date><text:p text:style-name="P3"><text:span text:style-name="T5">do text meta-if view.do_mailing()</text:span></text:p><text:p text:style-name="P3"><text:span text:style-name="T5">if contact[1]</text:span></text:p></office:annotation><text:conditional-text text:condition="ooow:&quot;view.do_mailing()&quot;" text:string-value-if-true="&quot;contact[1]&quot;" text:string-value-if-false="">contact[1]</text:conditional-text></text:p>
            <text:p text:style-name="Imio_20_tableau_20_dest"><office:annotation><dc:creator>sge</dc:creator><dc:date>2018-02-21T10:27:03</dc:date><text:p text:style-name="P3"><text:span text:style-name="T6">do text meta-if view.do_mailing()</text:span></text:p><text:p text:style-name="P3"><text:span text:style-name="T6">if contact[0]</text:span></text:p></office:annotation><text:conditional-text text:condition="ooow:&quot;view.do_mailing()&quot;" text:string-value-if-true="&quot;contact[0]&quot;" text:string-value-if-false="">contact[0]</text:conditional-text></text:p>
            <text:p text:style-name="Imio_20_tableau_20_dest"><office:annotation><dc:creator>sge</dc:creator><dc:date>2018-02-02T12:03:54</dc:date><text:p text:style-name="P3"><text:span text:style-name="T6">do text meta-if view.do_mailing()</text:span></text:p><text:p text:style-name="P3"><text:span text:style-name="T6">if rec_infos['address'].get('additional_address_details', '')</text:span></text:p></office:annotation><text:conditional-text text:condition="ooow:&quot;view.do_mailing()&quot;" text:string-value-if-true="&quot;rec_infos['address'].get('additional_address_details', '')&quot;" text:string-value-if-false="">rec_infos['address'].get('additional_address_details', '')</text:conditional-text></text:p>
            <text:p text:style-name="Imio_20_tableau_20_dest"><text:conditional-text text:condition="ooow:&quot;view.do_mailing()&quot;" text:string-value-if-true="&quot;view.fmt(rec_infos['address'].get('number', ''), fmt='%s, ')&quot;" text:string-value-if-false="">view.fmt(rec_infos['address'].get('number', ''), fmt='%s, ')</text:conditional-text><text:conditional-text text:condition="ooow:&quot;view.do_mailing()&quot;" text:string-value-if-true="&quot;rec_infos['address'].get('street', '')&quot;" text:string-value-if-false="">rec_infos['address'].get('street', '')</text:conditional-text></text:p>
            <text:p text:style-name="Imio_20_tableau_20_dest"><text:conditional-text text:condition="ooow:&quot;view.do_mailing(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3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P2">Le <text:span text:style-name="T4"><text:text-input text:description="">view.display_date(field_name='mail_date', custom_format='%d %B %Y')</text:text-input></text:span></text:p>
      <text:p text:style-name="Text_20_body"/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2-21T11:02:57.578182845</dc:date>
    <dc:creator>sge</dc:creator>
    <meta:editing-duration>PT7H23M</meta:editing-duration>
    <meta:editing-cycles>79</meta:editing-cycles>
    <meta:document-statistic meta:table-count="1" meta:image-count="0" meta:object-count="0" meta:page-count="1" meta:paragraph-count="17" meta:word-count="80" meta:character-count="984" meta:non-whitespace-character-count="951"/>
  </office:meta>
</office:document-meta>
</file>